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f378" officeooo:paragraph-rsid="0009f378"/>
    </style:style>
    <style:style style:name="P2" style:family="paragraph" style:parent-style-name="Standard">
      <style:text-properties officeooo:rsid="0009f378" officeooo:paragraph-rsid="0038f5e9"/>
    </style:style>
    <style:style style:name="P3" style:family="paragraph" style:parent-style-name="Standard">
      <style:text-properties officeooo:rsid="0009f378" officeooo:paragraph-rsid="0052ad21"/>
    </style:style>
    <style:style style:name="P4" style:family="paragraph" style:parent-style-name="Standard">
      <style:text-properties officeooo:rsid="000b3ab8" officeooo:paragraph-rsid="000b3ab8"/>
    </style:style>
    <style:style style:name="P5" style:family="paragraph" style:parent-style-name="Standard">
      <style:text-properties officeooo:rsid="000b3e48" officeooo:paragraph-rsid="000b3e48"/>
    </style:style>
    <style:style style:name="P6" style:family="paragraph" style:parent-style-name="Standard">
      <style:text-properties officeooo:rsid="0011ea96" officeooo:paragraph-rsid="0011ea96"/>
    </style:style>
    <style:style style:name="P7" style:family="paragraph" style:parent-style-name="Standard">
      <style:text-properties officeooo:rsid="0014cfa8" officeooo:paragraph-rsid="0014cfa8"/>
    </style:style>
    <style:style style:name="P8" style:family="paragraph" style:parent-style-name="Standard">
      <style:text-properties officeooo:rsid="00162cb0" officeooo:paragraph-rsid="0014cfa8"/>
    </style:style>
    <style:style style:name="P9" style:family="paragraph" style:parent-style-name="Standard">
      <style:text-properties officeooo:rsid="00162cb0" officeooo:paragraph-rsid="00162cb0"/>
    </style:style>
    <style:style style:name="P10" style:family="paragraph" style:parent-style-name="Standard">
      <style:text-properties officeooo:rsid="0017be95" officeooo:paragraph-rsid="0017be95"/>
    </style:style>
    <style:style style:name="P11" style:family="paragraph" style:parent-style-name="Standard">
      <style:text-properties officeooo:rsid="00182abc" officeooo:paragraph-rsid="00182abc"/>
    </style:style>
    <style:style style:name="P12" style:family="paragraph" style:parent-style-name="Standard">
      <style:text-properties officeooo:rsid="001a29f2" officeooo:paragraph-rsid="001a29f2"/>
    </style:style>
    <style:style style:name="P13" style:family="paragraph" style:parent-style-name="Standard">
      <style:text-properties officeooo:rsid="001c982b" officeooo:paragraph-rsid="001c982b"/>
    </style:style>
    <style:style style:name="P14" style:family="paragraph" style:parent-style-name="Standard">
      <style:text-properties officeooo:rsid="002397ab" officeooo:paragraph-rsid="002397ab"/>
    </style:style>
    <style:style style:name="P15" style:family="paragraph" style:parent-style-name="Standard">
      <style:text-properties officeooo:rsid="00274a8c" officeooo:paragraph-rsid="00274a8c"/>
    </style:style>
    <style:style style:name="P16" style:family="paragraph" style:parent-style-name="Standard">
      <style:text-properties officeooo:rsid="002c8a1e" officeooo:paragraph-rsid="002c8a1e"/>
    </style:style>
    <style:style style:name="P17" style:family="paragraph" style:parent-style-name="Standard">
      <style:text-properties officeooo:rsid="002cf899" officeooo:paragraph-rsid="002cf899"/>
    </style:style>
    <style:style style:name="P18" style:family="paragraph" style:parent-style-name="Standard">
      <style:text-properties officeooo:rsid="00330019" officeooo:paragraph-rsid="00330019"/>
    </style:style>
    <style:style style:name="P19" style:family="paragraph" style:parent-style-name="Standard">
      <style:text-properties officeooo:rsid="00330019" officeooo:paragraph-rsid="0034cc4d"/>
    </style:style>
    <style:style style:name="P20" style:family="paragraph" style:parent-style-name="Standard">
      <style:text-properties officeooo:rsid="00330019" officeooo:paragraph-rsid="0038c84c"/>
    </style:style>
    <style:style style:name="P21" style:family="paragraph" style:parent-style-name="Standard">
      <style:text-properties officeooo:rsid="00330019" officeooo:paragraph-rsid="0052ad21"/>
    </style:style>
    <style:style style:name="P22" style:family="paragraph" style:parent-style-name="Standard">
      <style:text-properties officeooo:rsid="0038f5e9" officeooo:paragraph-rsid="0038f5e9"/>
    </style:style>
    <style:style style:name="P23" style:family="paragraph" style:parent-style-name="Standard">
      <style:text-properties officeooo:rsid="0037e30b" officeooo:paragraph-rsid="0038c84c"/>
    </style:style>
    <style:style style:name="P24" style:family="paragraph" style:parent-style-name="Standard">
      <style:text-properties officeooo:rsid="003a62d3" officeooo:paragraph-rsid="003a62d3"/>
    </style:style>
    <style:style style:name="P25" style:family="paragraph" style:parent-style-name="Standard">
      <style:text-properties officeooo:rsid="00411a3b" officeooo:paragraph-rsid="00411a3b"/>
    </style:style>
    <style:style style:name="P26" style:family="paragraph" style:parent-style-name="Standard">
      <style:text-properties officeooo:rsid="00453eb9" officeooo:paragraph-rsid="00411a3b"/>
    </style:style>
    <style:style style:name="P27" style:family="paragraph" style:parent-style-name="Standard">
      <style:text-properties officeooo:rsid="00453eb9" officeooo:paragraph-rsid="00453eb9"/>
    </style:style>
    <style:style style:name="P28" style:family="paragraph" style:parent-style-name="Standard">
      <style:text-properties officeooo:rsid="0047be71" officeooo:paragraph-rsid="0047be71"/>
    </style:style>
    <style:style style:name="P29" style:family="paragraph" style:parent-style-name="Standard">
      <style:text-properties officeooo:rsid="0049da46" officeooo:paragraph-rsid="0049da46"/>
    </style:style>
    <style:style style:name="P30" style:family="paragraph" style:parent-style-name="Standard">
      <style:text-properties officeooo:rsid="0050193c" officeooo:paragraph-rsid="0050193c"/>
    </style:style>
    <style:style style:name="P31" style:family="paragraph" style:parent-style-name="Standard">
      <style:text-properties officeooo:rsid="0009f378" officeooo:paragraph-rsid="0052ad21"/>
    </style:style>
    <style:style style:name="P32" style:family="paragraph" style:parent-style-name="Standard">
      <style:text-properties officeooo:rsid="0009f378" officeooo:paragraph-rsid="0067687d"/>
    </style:style>
    <style:style style:name="P33" style:family="paragraph" style:parent-style-name="Standard">
      <style:text-properties officeooo:rsid="0054f2d9" officeooo:paragraph-rsid="0054f2d9"/>
    </style:style>
    <style:style style:name="P34" style:family="paragraph" style:parent-style-name="Standard">
      <style:text-properties officeooo:rsid="005b3294" officeooo:paragraph-rsid="005b3294"/>
    </style:style>
    <style:style style:name="P35" style:family="paragraph" style:parent-style-name="Standard">
      <style:text-properties officeooo:rsid="005eb57c" officeooo:paragraph-rsid="005eb57c"/>
    </style:style>
    <style:style style:name="P36" style:family="paragraph" style:parent-style-name="Standard">
      <style:text-properties officeooo:rsid="0060a581" officeooo:paragraph-rsid="0060a581"/>
    </style:style>
    <style:style style:name="P37" style:family="paragraph" style:parent-style-name="Standard">
      <style:text-properties officeooo:rsid="0064f174" officeooo:paragraph-rsid="0064f174"/>
    </style:style>
    <style:style style:name="P38" style:family="paragraph" style:parent-style-name="Standard">
      <style:text-properties officeooo:rsid="00330019" officeooo:paragraph-rsid="0067687d"/>
    </style:style>
    <style:style style:name="T1" style:family="text">
      <style:text-properties officeooo:rsid="000e9568"/>
    </style:style>
    <style:style style:name="T2" style:family="text">
      <style:text-properties officeooo:rsid="000e9bae"/>
    </style:style>
    <style:style style:name="T3" style:family="text">
      <style:text-properties officeooo:rsid="000efaca"/>
    </style:style>
    <style:style style:name="T4" style:family="text">
      <style:text-properties officeooo:rsid="0010b1fc"/>
    </style:style>
    <style:style style:name="T5" style:family="text">
      <style:text-properties officeooo:rsid="0011e7e1"/>
    </style:style>
    <style:style style:name="T6" style:family="text">
      <style:text-properties officeooo:rsid="00138640"/>
    </style:style>
    <style:style style:name="T7" style:family="text">
      <style:text-properties officeooo:rsid="00162cb0"/>
    </style:style>
    <style:style style:name="T8" style:family="text">
      <style:text-properties officeooo:rsid="001be009"/>
    </style:style>
    <style:style style:name="T9" style:family="text">
      <style:text-properties officeooo:rsid="001c982b"/>
    </style:style>
    <style:style style:name="T10" style:family="text">
      <style:text-properties officeooo:rsid="001d43a1"/>
    </style:style>
    <style:style style:name="T11" style:family="text">
      <style:text-properties officeooo:rsid="001e26c4"/>
    </style:style>
    <style:style style:name="T12" style:family="text">
      <style:text-properties officeooo:rsid="001f01a5"/>
    </style:style>
    <style:style style:name="T13" style:family="text">
      <style:text-properties officeooo:rsid="0020ddd9"/>
    </style:style>
    <style:style style:name="T14" style:family="text">
      <style:text-properties officeooo:rsid="0021db1a"/>
    </style:style>
    <style:style style:name="T15" style:family="text">
      <style:text-properties officeooo:rsid="0024d491"/>
    </style:style>
    <style:style style:name="T16" style:family="text">
      <style:text-properties officeooo:rsid="0025aad4"/>
    </style:style>
    <style:style style:name="T17" style:family="text">
      <style:text-properties officeooo:rsid="0025e707"/>
    </style:style>
    <style:style style:name="T18" style:family="text">
      <style:text-properties officeooo:rsid="002750e5"/>
    </style:style>
    <style:style style:name="T19" style:family="text">
      <style:text-properties officeooo:rsid="00287f6b"/>
    </style:style>
    <style:style style:name="T20" style:family="text">
      <style:text-properties officeooo:rsid="002a4ede"/>
    </style:style>
    <style:style style:name="T21" style:family="text">
      <style:text-properties officeooo:rsid="002bf18c"/>
    </style:style>
    <style:style style:name="T22" style:family="text">
      <style:text-properties officeooo:rsid="002ef29e"/>
    </style:style>
    <style:style style:name="T23" style:family="text">
      <style:text-properties officeooo:rsid="002f762b"/>
    </style:style>
    <style:style style:name="T24" style:family="text">
      <style:text-properties officeooo:rsid="00310b37"/>
    </style:style>
    <style:style style:name="T25" style:family="text">
      <style:text-properties officeooo:rsid="0034cc4d"/>
    </style:style>
    <style:style style:name="T26" style:family="text">
      <style:text-properties officeooo:rsid="0036666a"/>
    </style:style>
    <style:style style:name="T27" style:family="text">
      <style:text-properties officeooo:rsid="0037e30b"/>
    </style:style>
    <style:style style:name="T28" style:family="text">
      <style:text-properties officeooo:rsid="0038f5e9"/>
    </style:style>
    <style:style style:name="T29" style:family="text">
      <style:text-properties officeooo:rsid="003b719e"/>
    </style:style>
    <style:style style:name="T30" style:family="text">
      <style:text-properties officeooo:rsid="003c631a"/>
    </style:style>
    <style:style style:name="T31" style:family="text">
      <style:text-properties officeooo:rsid="003dd755"/>
    </style:style>
    <style:style style:name="T32" style:family="text">
      <style:text-properties officeooo:rsid="003e3fcb"/>
    </style:style>
    <style:style style:name="T33" style:family="text">
      <style:text-properties officeooo:rsid="00422cb7"/>
    </style:style>
    <style:style style:name="T34" style:family="text">
      <style:text-properties officeooo:rsid="0043dc25"/>
    </style:style>
    <style:style style:name="T35" style:family="text">
      <style:text-properties officeooo:rsid="0046d620"/>
    </style:style>
    <style:style style:name="T36" style:family="text">
      <style:text-properties officeooo:rsid="0047a1bd"/>
    </style:style>
    <style:style style:name="T37" style:family="text">
      <style:text-properties officeooo:rsid="004935b2"/>
    </style:style>
    <style:style style:name="T38" style:family="text">
      <style:text-properties officeooo:rsid="0049f609"/>
    </style:style>
    <style:style style:name="T39" style:family="text">
      <style:text-properties officeooo:rsid="004b7249"/>
    </style:style>
    <style:style style:name="T40" style:family="text">
      <style:text-properties officeooo:rsid="004cd468"/>
    </style:style>
    <style:style style:name="T41" style:family="text">
      <style:text-properties officeooo:rsid="004e19a7"/>
    </style:style>
    <style:style style:name="T42" style:family="text">
      <style:text-properties officeooo:rsid="00515632"/>
    </style:style>
    <style:style style:name="T43" style:family="text">
      <style:text-properties officeooo:rsid="0052ad21"/>
    </style:style>
    <style:style style:name="T44" style:family="text">
      <style:text-properties officeooo:rsid="0056033e"/>
    </style:style>
    <style:style style:name="T45" style:family="text">
      <style:text-properties officeooo:rsid="00567622"/>
    </style:style>
    <style:style style:name="T46" style:family="text">
      <style:text-properties officeooo:rsid="0057f6af"/>
    </style:style>
    <style:style style:name="T47" style:family="text">
      <style:text-properties officeooo:rsid="0059651c"/>
    </style:style>
    <style:style style:name="T48" style:family="text">
      <style:text-properties officeooo:rsid="005bab1c"/>
    </style:style>
    <style:style style:name="T49" style:family="text">
      <style:text-properties officeooo:rsid="005cc8a8"/>
    </style:style>
    <style:style style:name="T50" style:family="text">
      <style:text-properties officeooo:rsid="00613e00"/>
    </style:style>
    <style:style style:name="T51" style:family="text">
      <style:text-properties officeooo:rsid="00633667"/>
    </style:style>
    <style:style style:name="T52" style:family="text">
      <style:text-properties officeooo:rsid="00642790"/>
    </style:style>
    <style:style style:name="T53" style:family="text">
      <style:text-properties officeooo:rsid="00653c04"/>
    </style:style>
    <style:style style:name="T54" style:family="text">
      <style:text-properties officeooo:rsid="0066de5f"/>
    </style:style>
    <style:style style:name="T55" style:family="text">
      <style:text-properties officeooo:rsid="006768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1 </text:p>
      <text:p text:style-name="P1">MÓDULO 1 </text:p>
      <text:p text:style-name="P1"/>
      <text:p text:style-name="P1">INTRODUÇÃO AOS INDICADORES DE DESEMPENHO DE TI </text:p>
      <text:p text:style-name="P4">ALINHAMENTO ESTRATÉGICO </text:p>
      <text:p text:style-name="P5">-<text:span text:style-name="T1">O alinhamento neste caso, diz respeito a estar posicionado corretamente em relação a determinada <text:tab/>referência</text:span></text:p>
      <text:p text:style-name="P5">-<text:span text:style-name="T2">o alinhamento tem como objetivo aumentar chances de sucesso, é fundamental para um bom <text:tab/>trabalho em equipe</text:span></text:p>
      <text:p text:style-name="P5">-<text:span text:style-name="T3">o alinhamento deve estar associado a uma estratégia, que por sua fez, é um conjunto de ações <text:tab/>elaboradas por pessoas responsáveis para tal, com objetivo de alcançar os resultados <text:tab/>planejados, </text:span><text:span text:style-name="T4">é uma consequência do processo de planejamento </text:span></text:p>
      <text:p text:style-name="P5">-<text:span text:style-name="T5">a partir disso, surge o alinhamento estratégico, que é a integração dos objetivos e ações da área de <text:tab/>tecnologia com as metas e estratégias organizacionais, garantindo que os recursos e <text:tab/>iniciativas de TI contribuam diretamente para o sucesso do negócio.</text:span></text:p>
      <text:p text:style-name="P6">DEFINIÇÃO DE MISSÃO </text:p>
      <text:p text:style-name="P6">-<text:span text:style-name="T6">é o motivo pelo qual uma organização existe. Faz a descrição da finalidade de produtos ou <text:tab/>serviços.</text:span></text:p>
      <text:p text:style-name="P7">DEFINIÇÃO DOS OBJETIVOS </text:p>
      <text:p text:style-name="P7">-<text:span text:style-name="T7">são associados a resultados mensuráveis, podem ser baseados em: tempo, quantitativos, <text:tab/>qualitativos, resultado, processo.</text:span></text:p>
      <text:p text:style-name="P7"/>
      <text:p text:style-name="P8"/>
      <text:p text:style-name="P10">NÍVEIS DE ALINHAMENTO ESTRATÉGICO </text:p>
      <text:p text:style-name="P11">A ESTRATÉGIA E O PLANO DE AÇÃO </text:p>
      <text:p text:style-name="P12">A ESTRATÉGIA </text:p>
      <text:p text:style-name="P12">-<text:span text:style-name="T8">explica como a iniciativa da organização alcançará seus objetivos </text:span></text:p>
      <text:p text:style-name="P12">-<text:span text:style-name="T9">é o resultado de um processo de planejamento </text:span></text:p>
      <text:p text:style-name="P12">-<text:span text:style-name="T9">existem diferentes categorias de planejamento estratégico, sendo: </text:span></text:p>
      <text:p text:style-name="P13">PLANOS ESTRATÉGICOS </text:p>
      <text:p text:style-name="P13">-<text:span text:style-name="T10">leva em consideração a missão da organização <text:s/></text:span></text:p>
      <text:p text:style-name="P13">-<text:span text:style-name="T11">são elaborados pelo alto escalão da organização </text:span></text:p>
      <text:p text:style-name="P13">-<text:span text:style-name="T12">tem horizonte de longo prazo e servem de base para planejamentos de demais níveis da <text:tab/>organização (crescimento, engajamento, lucratividade etc…)</text:span></text:p>
      <text:p text:style-name="P13"/>
      <text:p text:style-name="P13">-<text:span text:style-name="T13">PLANOS TÁTICOS </text:span></text:p>
      <text:p text:style-name="P13">-<text:span text:style-name="T14">dão suporte aos planos estratégicos. São planos específicos que chegam a gerentes intermediários, <text:tab/>que criam o plano tático para buscar alcançar o que foi definido em determinado plano <text:tab/>estratégico</text:span></text:p>
      <text:p text:style-name="P13"/>
      <text:p text:style-name="P14">PLANOS OPERACIONAIS </text:p>
      <text:p text:style-name="P14">-<text:span text:style-name="T15">elaborado pelos líderes da linha de frente </text:span></text:p>
      <text:p text:style-name="P14">-<text:span text:style-name="T16">voltado a procedimentos e processos específicos, gerenciados por aplicações gerenciadoras de <text:tab/>projetos</text:span></text:p>
      <text:p text:style-name="P14">-<text:span text:style-name="T17">devem fornecer respostas diárias de: quais tarefas devem ser feitas, quem é o responsável por cada <text:tab/>tarefa, qual o prazo, quanto irpa custar.</text:span></text:p>
      <text:p text:style-name="P14"/>
      <text:p text:style-name="P15">PLANO DE AÇÃO </text:p>
      <text:p text:style-name="P15">-<text:span text:style-name="T18">é como as estratégias anteriormente definidas serão implementadas para transformar em realidade <text:tab/>as ideias levantadas durante o planejamento estratégico.</text:span></text:p>
      <text:p text:style-name="P15">-<text:span text:style-name="T19">tem as etapas: definir os objetivos, </text:span><text:span text:style-name="T20">avaliar os objetivos, identificação as ações necessárias para se <text:tab/>atingir os objetivos, </text:span><text:span text:style-name="T21">utilizar métodos para avaliar as execuções das tarefas, estabelecer </text:span><text:soft-page-break/><text:span text:style-name="T21"><text:tab/>prazos, definir as capacidades existentes e os insumos, distribuir tarefas entre a equipe, <text:tab/>avaliar o plano de ação </text:span></text:p>
      <text:p text:style-name="P15"/>
      <text:p text:style-name="P16">SISTEMAS DE INFORMAÇÃO E NÍVEIS DE ALINHAMENTO ESTRATÉGICO </text:p>
      <text:p text:style-name="P17">SISTEMAS DE INFORMAÇÃO </text:p>
      <text:p text:style-name="P17">-<text:span text:style-name="T22">tem como objetivo: coletar, armazenar e processar dados, transformando em conhecimento e <text:tab/>produtos digitais</text:span></text:p>
      <text:p text:style-name="P17">-<text:span text:style-name="T23">colaboram com a eficácia do planejamento, permitindo: registrar, acompanhar e controlar <text:tab/>processos</text:span></text:p>
      <text:p text:style-name="P17">-<text:span text:style-name="T24">vão além de software, hardware e dados, sendo também pessoas e processos. </text:span></text:p>
      <text:p text:style-name="P17"/>
      <text:p text:style-name="P18">IMPORTÂNCIA DA VISÃO ESTRATÉGICA </text:p>
      <text:p text:style-name="P19">-<text:span text:style-name="T25">visa melhorar resultados, serve de norte para gestores e colaboradores estarem devidamente <text:tab/></text:span></text:p>
      <text:p text:style-name="P19"><text:span text:style-name="T25"><text:tab/>alinhados, </text:span><text:span text:style-name="T26">orienta os processos</text:span></text:p>
      <text:p text:style-name="P20">-<text:span text:style-name="T27">existem 3 níveis de alinhamento estratégico: </text:span></text:p>
      <text:p text:style-name="P23">consciente, integrado e alinhado </text:p>
      <text:p text:style-name="P20"/>
      <text:p text:style-name="P20"/>
      <text:p text:style-name="P20">------------------------------------------------------------------------------------------------------------------------</text:p>
      <text:p text:style-name="P20"/>
      <text:p text:style-name="P20"/>
      <text:p text:style-name="P2">TEMA 1 </text:p>
      <text:p text:style-name="P2">MÓDULO <text:span text:style-name="T28">2 </text:span></text:p>
      <text:p text:style-name="P22">VANTAGEM COMPETITIVA COM ALINHAMENTO ESTRATÉGICO E DE TI </text:p>
      <text:p text:style-name="P24">VANTAGEM COMPETITIVA E SISTEMAS DE INFORMAÇÃO ESTRATÉGICO </text:p>
      <text:p text:style-name="P24">-<text:span text:style-name="T29">investimentos em TI proporcionam competitividade, </text:span><text:span text:style-name="T30">sendo a principal ferramenta estratégica nos <text:tab/>dias de hoje</text:span></text:p>
      <text:p text:style-name="P24">-<text:span text:style-name="T31">contribui também para o aprendizado organizacional </text:span></text:p>
      <text:p text:style-name="P24">-<text:span text:style-name="T32">proporciona o registro e posterior análise do andamento de processos para obter melhorias</text:span></text:p>
      <text:p text:style-name="P24"/>
      <text:p text:style-name="P25">SISTEMAS DE INFORMAÇÃO ESTRATÉGICO<text:span text:style-name="T33">S</text:span></text:p>
      <text:p text:style-name="P25">-<text:span text:style-name="T34">Pode tornar a estratégia mais tangível, por meio de registros, processamento e análise da prática <text:tab/>estratégica</text:span></text:p>
      <text:p text:style-name="P25"/>
      <text:p text:style-name="P26">APRENDIZADO E INTENSIDADE DA INFORMAÇÃO </text:p>
      <text:p text:style-name="P27">O APRENDIZADO </text:p>
      <text:p text:style-name="P27">-<text:span text:style-name="T35">a partir do momento em que os dados se transformam em informação útil, isso pode ser usado para <text:tab/></text:span><text:span text:style-name="T36">gerar conhecimento, análises e </text:span><text:span text:style-name="T35">aumentar a competitividade da organização.</text:span></text:p>
      <text:p text:style-name="P27"/>
      <text:p text:style-name="P28">INTENSIDADE DA INFORMAÇÃO </text:p>
      <text:p text:style-name="P28">-<text:span text:style-name="T37">A informação é um ativo de valor, logo a sua intensidade por gerar valor </text:span></text:p>
      <text:p text:style-name="P28"/>
      <text:p text:style-name="P29">ELEMENTOS DA VANTAGEM COMPETITIVA </text:p>
      <text:p text:style-name="P29">-<text:span text:style-name="T38">EFETIVIDADE PARA VANTAGEM COMPETITIVA </text:span></text:p>
      <text:p text:style-name="P29">-<text:span text:style-name="T39">O sistemas de TI precisam de fato agregar no dia dia da organização, serem úteis. Um sistema mal <text:tab/>feito ou não específico, pode atrapalhar na competitividade, sendo um ponto negativo.</text:span></text:p>
      <text:p text:style-name="P29">-<text:span text:style-name="T40">O sistema precisa armazenar corretamente os dados, para que estes dados possam ser <text:tab/>transformados em informação útil para o uso da organização.</text:span></text:p>
      <text:p text:style-name="P29">-<text:span text:style-name="T41">Elas quando usadas corretamente podem: reduzir custos, destacar produtos e serviços, potencializar <text:tab/>a produtividade, afastar a concorrência;</text:span></text:p>
      <text:p text:style-name="P29"/>
      <text:p text:style-name="P30">ELEMENTOS DO DESEMPENHO DA ORGANIZAÇÃO </text:p>
      <text:p text:style-name="P30"><text:soft-page-break/>-<text:span text:style-name="T42">atingir metas, campanha vem sucedida etc..</text:span></text:p>
      <text:p text:style-name="P30"/>
      <text:p text:style-name="P30"/>
      <text:p text:style-name="P21">------------------------------------------------------------------------------------------------------------------------</text:p>
      <text:p text:style-name="P21"/>
      <text:p text:style-name="P21"/>
      <text:p text:style-name="P3">TEMA 1 </text:p>
      <text:p text:style-name="P3">MÓDULO <text:span text:style-name="T43">3</text:span></text:p>
      <text:p text:style-name="P3"/>
      <text:p text:style-name="P33">CONECTAR TI AOS RESULTADOS DO NEGÓCIO </text:p>
      <text:p text:style-name="P33">IDENTIFICAÇÃO E PRIORIZAÇÃO DE OPORTUNIDADES </text:p>
      <text:p text:style-name="P33">IDENTIFICAÇÃO DE OPORTUNIDADES </text:p>
      <text:p text:style-name="P33">-<text:span text:style-name="T44">oportunidade está relacionada à alta possibilidade de ter um progresso </text:span></text:p>
      <text:p text:style-name="P33">-<text:span text:style-name="T45">os alicerces para identificar oportunidades são metodologias científicas aplicadas ao contexto das <text:tab/>organizações</text:span></text:p>
      <text:p text:style-name="P33">-<text:span text:style-name="T46">esta metodologia se pelo processo formal de armazenamento de dados, desde o plano de ação até <text:tab/>as tarefas operacionais.</text:span></text:p>
      <text:p text:style-name="P33">-<text:span text:style-name="T47">os dados armazenados são coletados e transformados em informação útil </text:span></text:p>
      <text:p text:style-name="P33"/>
      <text:p text:style-name="P34">PRIORIZAÇÃO DE OPORTUNIDADES </text:p>
      <text:p text:style-name="P34">-<text:span text:style-name="T48">é a etapa após elas serem identificadas, então podem ser priorizadas de acordo com análise de <text:tab/>fatores.</text:span></text:p>
      <text:p text:style-name="P34">-<text:span text:style-name="T49">as melhores oportunidades são aquelas que melhoram o estado atual da organização </text:span></text:p>
      <text:p text:style-name="P34"/>
      <text:p text:style-name="P35">DESAFIOS PARA PRIORIZAR OPORTUNIDADES </text:p>
      <text:p text:style-name="P35">UM MODELO MATEMÁTICO PARA FAZER A PRIORIZAÇÃO </text:p>
      <text:p text:style-name="P35"/>
      <text:p text:style-name="P36">CONEXÃO DE TI COM OS RESULTADOS DO NEGÓCIO </text:p>
      <text:p text:style-name="P36">POTENCIALIZAÇÃO DAS CONEXÕES COM AUXÍLIO DA TI </text:p>
      <text:p text:style-name="P36">-<text:span text:style-name="T50">ferramentas de TI devem ser usadas para otimizar o trabalho da organização, fornecer informações <text:tab/>compiladas e úteis, ajudando na formulação de estratégias e tomadas de </text:span><text:span text:style-name="T51">deci</text:span><text:span text:style-name="T52">s</text:span><text:span text:style-name="T51">ões</text:span></text:p>
      <text:p text:style-name="P36"/>
      <text:p text:style-name="P37">A TI E A INTELIGÊNCIA DOS NEGÓCIOS (BUSINESS INTELIGENCE)</text:p>
      <text:p text:style-name="P37">-<text:span text:style-name="T53">é o conjunto de sistemas de informação que dá suporte para a tomada de decisão </text:span></text:p>
      <text:p text:style-name="P37">-<text:span text:style-name="T54">são compostos por:</text:span></text:p>
      <text:p text:style-name="P37"><text:tab/><text:span text:style-name="T54">data warehouse, para armazenar os dados </text:span></text:p>
      <text:p text:style-name="P37"><text:tab/><text:span text:style-name="T54">online analytical Processing(OLAP), ferramenta de análise </text:span></text:p>
      <text:p text:style-name="P37"><text:tab/><text:span text:style-name="T54">data mining, para mineração de dados, para extrair e descobrir padrões </text:span></text:p>
      <text:p text:style-name="P37"/>
      <text:p text:style-name="P37"/>
      <text:p text:style-name="P38">------------------------------------------------------------------------------------------------------------------------</text:p>
      <text:p text:style-name="P38"/>
      <text:p text:style-name="P38"/>
      <text:p text:style-name="P32">TEMA 1 </text:p>
      <text:p text:style-name="P32">MÓDULO <text:span text:style-name="T55">4</text:span></text:p>
      <text:p text:style-name="P32"/>
      <text:p text:style-name="P37"/>
      <text:p text:style-name="P37"/>
      <text:p text:style-name="P35"/>
      <text:p text:style-name="P35"/>
      <text:p text:style-name="P30"/>
      <text:p text:style-name="P29"/>
      <text:p text:style-name="P20"><text:soft-page-break/></text:p>
      <text:p text:style-name="P19"/>
      <text:p text:style-name="P19"/>
      <text:p text:style-name="P15"/>
      <text:p text:style-name="P15"/>
      <text:p text:style-name="P11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8:12:09.086000000</meta:creation-date>
    <dc:date>2024-11-27T20:24:32.380000000</dc:date>
    <meta:editing-duration>PT3H30M38S</meta:editing-duration>
    <meta:editing-cycles>84</meta:editing-cycles>
    <meta:generator>LibreOffice/24.2.3.2$Windows_X86_64 LibreOffice_project/433d9c2ded56988e8a90e6b2e771ee4e6a5ab2ba</meta:generator>
    <meta:document-statistic meta:table-count="0" meta:image-count="0" meta:object-count="0" meta:page-count="4" meta:paragraph-count="90" meta:word-count="875" meta:character-count="6439" meta:non-whitespace-character-count="5562"/>
  </office:meta>
</office:document-meta>
</file>